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complex="Arial"/>
    </style:style>
    <style:style style:name="T3" style:parent-style-name="DefaultParagraphFont" style:family="text">
      <style:text-properties style:font-name="Arial" style:font-name-complex="Arial"/>
    </style:style>
    <style:style style:name="T4" style:parent-style-name="DefaultParagraphFont" style:family="text">
      <style:text-properties style:font-name="Arial" style:font-name-complex="Arial"/>
    </style:style>
    <style:style style:name="T5" style:parent-style-name="DefaultParagraphFont" style:family="text">
      <style:text-properties style:font-name="Arial" style:font-name-complex="Arial"/>
    </style:style>
    <style:style style:name="T6" style:parent-style-name="DefaultParagraphFont" style:family="text">
      <style:text-properties style:font-name="Arial" style:font-name-complex="Arial"/>
    </style:style>
    <style:style style:name="T7" style:parent-style-name="DefaultParagraphFont" style:family="text">
      <style:text-properties style:font-name="Arial" style:font-name-complex="Arial"/>
    </style:style>
    <style:style style:name="T8" style:parent-style-name="DefaultParagraphFont" style:family="text">
      <style:text-properties style:font-name="Arial" style:font-name-complex="Arial"/>
    </style:style>
    <style:style style:name="T9" style:parent-style-name="DefaultParagraphFont" style:family="text">
      <style:text-properties style:font-name="Arial" style:font-name-complex="Arial"/>
    </style:style>
    <style:style style:name="T10" style:parent-style-name="DefaultParagraphFont" style:family="text">
      <style:text-properties style:font-name="Arial" style:font-name-complex="Arial"/>
    </style:style>
    <style:style style:name="T11" style:parent-style-name="DefaultParagraphFont" style:family="text">
      <style:text-properties style:font-name="Arial" style:font-name-complex="Arial"/>
    </style:style>
    <style:style style:name="T12" style:parent-style-name="DefaultParagraphFont" style:family="text">
      <style:text-properties style:font-name="Arial" style:font-name-complex="Arial"/>
    </style:style>
    <style:style style:name="T13" style:parent-style-name="DefaultParagraphFont" style:family="text">
      <style:text-properties style:font-name="Arial" style:font-name-complex="Arial"/>
    </style:style>
    <style:style style:name="T14" style:parent-style-name="DefaultParagraphFont" style:family="text">
      <style:text-properties style:font-name="Arial" style:font-name-complex="Arial"/>
    </style:style>
    <style:style style:name="T15" style:parent-style-name="DefaultParagraphFont" style:family="text">
      <style:text-properties style:font-name="Arial" style:font-name-complex="Arial"/>
    </style:style>
    <style:style style:name="T16" style:parent-style-name="DefaultParagraphFont" style:family="text">
      <style:text-properties style:font-name="Arial" style:font-name-complex="Arial"/>
    </style:style>
    <style:style style:name="T17" style:parent-style-name="DefaultParagraphFont" style:family="text">
      <style:text-properties style:font-name="Arial" style:font-name-complex="Arial"/>
    </style:style>
    <style:style style:name="T18" style:parent-style-name="DefaultParagraphFont" style:family="text">
      <style:text-properties style:font-name="Arial" style:font-name-complex="Arial"/>
    </style:style>
    <style:style style:name="T19" style:parent-style-name="DefaultParagraphFont" style:family="text">
      <style:text-properties style:font-name="Arial" style:font-name-complex="Arial"/>
    </style:style>
    <style:style style:name="T20" style:parent-style-name="DefaultParagraphFont" style:family="text">
      <style:text-properties style:font-name="Arial" style:font-name-complex="Arial"/>
    </style:style>
    <style:style style:name="T21" style:parent-style-name="DefaultParagraphFont" style:family="text">
      <style:text-properties style:font-name="Arial" style:font-name-complex="Arial"/>
    </style:style>
    <style:style style:name="T22" style:parent-style-name="DefaultParagraphFont" style:family="text">
      <style:text-properties style:font-name="Arial" style:font-name-complex="Arial"/>
    </style:style>
    <style:style style:name="T23" style:parent-style-name="DefaultParagraphFont" style:family="text">
      <style:text-properties style:font-name="Arial" style:font-name-complex="Arial"/>
    </style:style>
    <style:style style:name="T24" style:parent-style-name="DefaultParagraphFont" style:family="text">
      <style:text-properties style:font-name="Arial" style:font-name-complex="Arial"/>
    </style:style>
    <style:style style:name="T25" style:parent-style-name="DefaultParagraphFont" style:family="text">
      <style:text-properties style:font-name="Arial" style:font-name-complex="Arial"/>
    </style:style>
    <style:style style:name="T26" style:parent-style-name="DefaultParagraphFont" style:family="text">
      <style:text-properties style:font-name="Arial" style:font-name-complex="Arial"/>
    </style:style>
    <style:style style:name="T27" style:parent-style-name="DefaultParagraphFont" style:family="text">
      <style:text-properties style:font-name="Arial" style:font-name-complex="Arial"/>
    </style:style>
    <style:style style:name="T28" style:parent-style-name="DefaultParagraphFont" style:family="text">
      <style:text-properties style:font-name="Arial" style:font-name-complex="Arial"/>
    </style:style>
    <style:style style:name="T29" style:parent-style-name="DefaultParagraphFont" style:family="text">
      <style:text-properties style:font-name="Arial" style:font-name-complex="Arial"/>
    </style:style>
    <style:style style:name="T30" style:parent-style-name="DefaultParagraphFont" style:family="text">
      <style:text-properties style:font-name="Arial" style:font-name-complex="Arial"/>
    </style:style>
    <style:style style:name="T31" style:parent-style-name="DefaultParagraphFont" style:family="text">
      <style:text-properties style:font-name="Arial" style:font-name-complex="Arial"/>
    </style:style>
    <style:style style:name="T32" style:parent-style-name="DefaultParagraphFont" style:family="text">
      <style:text-properties style:font-name="Arial" style:font-name-complex="Arial"/>
    </style:style>
    <style:style style:name="T33" style:parent-style-name="DefaultParagraphFont" style:family="text">
      <style:text-properties style:font-name="Arial" style:font-name-complex="Arial"/>
    </style:style>
    <style:style style:name="T34" style:parent-style-name="DefaultParagraphFont" style:family="text">
      <style:text-properties style:font-name="Arial" style:font-name-complex="Arial"/>
    </style:style>
    <style:style style:name="T35" style:parent-style-name="DefaultParagraphFont" style:family="text">
      <style:text-properties style:font-name="Arial" style:font-name-complex="Arial"/>
    </style:style>
    <style:style style:name="T36" style:parent-style-name="DefaultParagraphFont" style:family="text">
      <style:text-properties style:font-name="Arial" style:font-name-complex="Arial"/>
    </style:style>
    <style:style style:name="T37" style:parent-style-name="DefaultParagraphFont" style:family="text">
      <style:text-properties style:font-name="Arial" style:font-name-complex="Arial"/>
    </style:style>
    <style:style style:name="T38" style:parent-style-name="DefaultParagraphFont" style:family="text">
      <style:text-properties style:font-name="Arial" style:font-name-complex="Arial"/>
    </style:style>
    <style:style style:name="T39" style:parent-style-name="DefaultParagraphFont" style:family="text">
      <style:text-properties style:font-name="Arial" style:font-name-complex="Arial"/>
    </style:style>
    <style:style style:name="T40" style:parent-style-name="DefaultParagraphFont" style:family="text">
      <style:text-properties style:font-name="Arial" style:font-name-complex="Arial"/>
    </style:style>
    <style:style style:name="T41" style:parent-style-name="DefaultParagraphFont" style:family="text">
      <style:text-properties style:font-name="Arial" style:font-name-complex="Arial"/>
    </style:style>
    <style:style style:name="T42" style:parent-style-name="DefaultParagraphFont" style:family="text">
      <style:text-properties style:font-name="Arial" style:font-name-complex="Arial"/>
    </style:style>
    <style:style style:name="T43" style:parent-style-name="DefaultParagraphFont" style:family="text">
      <style:text-properties style:font-name="Arial" style:font-name-complex="Arial"/>
    </style:style>
    <style:style style:name="T44" style:parent-style-name="DefaultParagraphFont" style:family="text">
      <style:text-properties style:font-name="Arial" style:font-name-complex="Arial"/>
    </style:style>
    <style:style style:name="T45" style:parent-style-name="DefaultParagraphFont" style:family="text">
      <style:text-properties style:font-name="Arial" style:font-name-complex="Arial"/>
    </style:style>
    <style:style style:name="T46" style:parent-style-name="DefaultParagraphFont" style:family="text">
      <style:text-properties style:font-name="Arial" style:font-name-complex="Arial"/>
    </style:style>
    <style:style style:name="T47" style:parent-style-name="DefaultParagraphFont" style:family="text">
      <style:text-properties style:font-name="Arial" style:font-name-complex="Arial"/>
    </style:style>
    <style:style style:name="T48" style:parent-style-name="DefaultParagraphFont" style:family="text">
      <style:text-properties style:font-name="Arial" style:font-name-complex="Arial"/>
    </style:style>
    <style:style style:name="T49" style:parent-style-name="DefaultParagraphFont" style:family="text">
      <style:text-properties style:font-name="Arial" style:font-name-complex="Arial"/>
    </style:style>
    <style:style style:name="T50" style:parent-style-name="DefaultParagraphFont" style:family="text">
      <style:text-properties style:font-name="Arial" style:font-name-complex="Arial"/>
    </style:style>
    <style:style style:name="T51" style:parent-style-name="DefaultParagraphFont" style:family="text">
      <style:text-properties style:font-name="Arial" style:font-name-complex="Arial"/>
    </style:style>
    <style:style style:name="T52" style:parent-style-name="DefaultParagraphFont" style:family="text">
      <style:text-properties style:font-name="Arial" style:font-name-complex="Arial"/>
    </style:style>
    <style:style style:name="T53" style:parent-style-name="DefaultParagraphFont" style:family="text">
      <style:text-properties style:font-name="Arial" style:font-name-complex="Arial"/>
    </style:style>
  </office:automatic-styles>
  <office:body>
    <office:text text:use-soft-page-breaks="true">
      <text:p text:style-name="P1">================================================================================</text:p>
      <text:p text:style-name="Normal">EfficientNetV2 Training for VinDr-SpineXR</text:p>
      <text:p text:style-name="Normal">================================================================================</text:p>
      <text:p text:style-name="Normal"/>
      <text:p text:style-name="Normal">Configuration:</text:p>
      <text:p text:style-name="Normal"><text:s text:c="2"/>Model: tf_efficientnetv2_s</text:p>
      <text:p text:style-name="Normal"><text:s text:c="2"/>Batch size: 24</text:p>
      <text:p text:style-name="Normal"><text:s text:c="2"/>Epochs: 25</text:p>
      <text:p text:style-name="Normal"><text:s text:c="2"/>Learning rate: 0.0003</text:p>
      <text:p text:style-name="Normal"><text:s text:c="2"/>Image size: 300x300</text:p>
      <text:p text:style-name="Normal"><text:s text:c="2"/>Warmup epochs: 3</text:p>
      <text:p text:style-name="Normal"><text:s text:c="2"/>Output: C:\Users\prosenjit19\Desktop\Spine\vindr-spinexr\outputs\tf_efficientnetv2_s_optimized</text:p>
      <text:p text:style-name="Normal"/>
      <text:p text:style-name="Normal">Using device: cuda:0</text:p>
      <text:p text:style-name="Normal"><text:s text:c="2"/>GPU: NVIDIA GeForce RTX 3050</text:p>
      <text:p text:style-name="Normal"><text:s text:c="2"/>CUDA version: 11.0</text:p>
      <text:p text:style-name="Normal"/>
      <text:p text:style-name="Normal">Loading datasets...</text:p>
      <text:p text:style-name="Normal"><text:s text:c="2"/>Loaded 8389 unique images</text:p>
      <text:p text:style-name="Normal"><text:s text:c="2"/>Normal: 4260</text:p>
      <text:p text:style-name="Normal"><text:s text:c="2"/>Abnormal: 4129</text:p>
      <text:p text:style-name="Normal"><text:s text:c="2"/>Loaded 2077 unique images</text:p>
      <text:p text:style-name="Normal"><text:s text:c="2"/>Normal: 1070</text:p>
      <text:p text:style-name="Normal"><text:s text:c="2"/>Abnormal: 1007</text:p>
      <text:p text:style-name="Normal"/>
      <text:p text:style-name="Normal"><text:s text:c="2"/>Class weight (Abnormal): 1.0317</text:p>
      <text:p text:style-name="Normal"/>
      <text:p text:style-name="Normal">Creating tf_efficientnetv2_s model...</text:p>
      <text:p text:style-name="Normal">Attempting to load pretrained weights from ImageNet...</text:p>
      <text:p text:style-name="Normal">(This may take a few minutes on slow connections...)</text:p>
      <text:p text:style-name="Normal">✓ Pretrained weights loaded successfully</text:p>
      <text:p text:style-name="Normal">✓ Pretrained weights loaded</text:p>
      <text:p text:style-name="Normal">Total parameters: 20,178,769</text:p>
      <text:p text:style-name="Normal">Trainable parameters: 20,178,769</text:p>
      <text:p text:style-name="Normal"/>
      <text:p text:style-name="Normal">Starting training with optimizations:</text:p>
      <text:p text:style-name="Normal"><text:s text:c="2"/>✓ MixUp augmentation</text:p>
      <text:p text:style-name="Normal"><text:s text:c="2"/>✓ Gradient clipping</text:p>
      <text:p text:style-name="Normal"><text:s text:c="2"/>✓ Random erasing</text:p>
      <text:p text:style-name="Normal"><text:s text:c="2"/>✓ Warmup + Cosine annealing</text:p>
      <text:p text:style-name="Normal"><text:s text:c="2"/>✓ Strong weight decay</text:p>
      <text:p text:style-name="Normal">================================================================================</text:p>
      <text:p text:style-name="Normal">Epoch 1/25 [Train]: 100%|<text:span text:style-name="T2">██</text:span>| 350/350 [11:18&lt;00:00, <text:s/>1.94s/it, loss=0.706]</text:p>
      <text:p text:style-name="Normal">Epoch 1/25 [Val]: 100%|<text:span text:style-name="T3">█████████████████████████████████████████</text:span>| 87/87 [02:09&lt;00:00, <text:s/>1.49s/it]</text:p>
      <text:p text:style-name="Normal"/>
      <text:p text:style-name="Normal">Epoch 1/25</text:p>
      <text:p text:style-name="Normal"><text:s text:c="2"/>Train Loss: 0.7058 | Train Acc: 0.6581</text:p>
      <text:p text:style-name="Normal"><text:s text:c="2"/>Val Loss: 0.4666 | Val Acc: 0.7824 | AUROC: 0.8672</text:p>
      <text:p text:style-name="Normal"><text:s text:c="2"/>Learning Rate: 0.000299</text:p>
      <text:p text:style-name="Normal"><text:s text:c="2"/>✓ New best AUROC: 0.8672</text:p>
      <text:p text:style-name="Normal">================================================================================</text:p>
      <text:soft-page-break/>
      <text:p text:style-name="Normal">Epoch 2/25 [Train]: 100%|<text:span text:style-name="T4">█████████████████████████</text:span>| 350/350 [11:05&lt;00:00, <text:s/>1.90s/it, loss=0.501]<text:s/></text:p>
      <text:p text:style-name="Normal">Epoch 2/25 [Val]: 100%|<text:span text:style-name="T5">█████████████████████████████████████████</text:span>| 87/87 [02:06&lt;00:00, <text:s/>1.45s/it]<text:s/></text:p>
      <text:p text:style-name="Normal"/>
      <text:p text:style-name="Normal">Epoch 2/25</text:p>
      <text:p text:style-name="Normal"><text:s text:c="2"/>Train Loss: 0.5013 | Train Acc: 0.7202</text:p>
      <text:p text:style-name="Normal"><text:s text:c="2"/>Val Loss: 0.4559 | Val Acc: 0.7867 | AUROC: 0.8704</text:p>
      <text:p text:style-name="Normal"><text:s text:c="2"/>Learning Rate: 0.000295</text:p>
      <text:p text:style-name="Normal"><text:s text:c="2"/>✓ New best AUROC: 0.8704</text:p>
      <text:p text:style-name="Normal">================================================================================</text:p>
      <text:p text:style-name="Normal">Epoch 3/25 [Train]: 100%|<text:span text:style-name="T6">█████████████████████████</text:span>| 350/350 [11:04&lt;00:00, <text:s/>1.90s/it, loss=0.463]</text:p>
      <text:p text:style-name="Normal">Epoch 3/25 [Val]: 100%|<text:span text:style-name="T7">█████████████████████████████████████████</text:span>| 87/87 [02:05&lt;00:00, <text:s/>1.45s/it]<text:s/></text:p>
      <text:p text:style-name="Normal"/>
      <text:p text:style-name="Normal">Epoch 3/25</text:p>
      <text:p text:style-name="Normal"><text:s text:c="2"/>Train Loss: 0.4629 | Train Acc: 0.7277</text:p>
      <text:p text:style-name="Normal"><text:s text:c="2"/>Val Loss: 0.4435 | Val Acc: 0.8002 | AUROC: 0.8859</text:p>
      <text:p text:style-name="Normal"><text:s text:c="2"/>Learning Rate: 0.000290</text:p>
      <text:p text:style-name="Normal"><text:s text:c="2"/>✓ New best AUROC: 0.8859</text:p>
      <text:p text:style-name="Normal">================================================================================</text:p>
      <text:p text:style-name="Normal">Epoch 4/25 [Train]: 100%|<text:span text:style-name="T8">█████████████████████████</text:span>| 350/350 [11:05&lt;00:00, <text:s/>1.90s/it, loss=0.453]</text:p>
      <text:p text:style-name="Normal">Epoch 4/25 [Val]: 100%|<text:span text:style-name="T9">█████████████████████████████████████████</text:span>| 87/87 [02:04&lt;00:00, <text:s/>1.43s/it]<text:s/></text:p>
      <text:p text:style-name="Normal"/>
      <text:p text:style-name="Normal">Epoch 4/25</text:p>
      <text:p text:style-name="Normal"><text:s text:c="2"/>Train Loss: 0.4531 | Train Acc: 0.7391</text:p>
      <text:p text:style-name="Normal"><text:s text:c="2"/>Val Loss: 0.4383 | Val Acc: 0.8036 | AUROC: 0.8863</text:p>
      <text:p text:style-name="Normal"><text:s text:c="2"/>Learning Rate: 0.000282</text:p>
      <text:p text:style-name="Normal"><text:s text:c="2"/>✓ New best AUROC: 0.8863</text:p>
      <text:p text:style-name="Normal">================================================================================</text:p>
      <text:p text:style-name="Normal">Epoch 5/25 [Train]: 100%|<text:span text:style-name="T10">█████████████████████████</text:span>| 350/350 [10:53&lt;00:00, <text:s/>1.87s/it, loss=0.438]<text:s/></text:p>
      <text:p text:style-name="Normal">Epoch 5/25 [Val]: 100%|<text:span text:style-name="T11">█████████████████████████████████████████</text:span>| 87/87 [02:02&lt;00:00, <text:s/>1.40s/it]<text:s/></text:p>
      <text:p text:style-name="Normal"/>
      <text:p text:style-name="Normal">Epoch 5/25</text:p>
      <text:p text:style-name="Normal"><text:s text:c="2"/>Train Loss: 0.4379 | Train Acc: 0.7305</text:p>
      <text:p text:style-name="Normal"><text:s text:c="2"/>Val Loss: 0.4304 | Val Acc: 0.8204 | AUROC: 0.8922</text:p>
      <text:p text:style-name="Normal"><text:s text:c="2"/>Learning Rate: 0.000271</text:p>
      <text:p text:style-name="Normal"><text:s text:c="2"/>✓ New best AUROC: 0.8922</text:p>
      <text:p text:style-name="Normal">================================================================================</text:p>
      <text:p text:style-name="Normal">Epoch 6/25 [Train]: 100%|<text:span text:style-name="T12">█████████████████████████</text:span>| 350/350 [11:00&lt;00:00, <text:s/>1.89s/it, loss=0.416]<text:s/></text:p>
      <text:p text:style-name="Normal">Epoch 6/25 [Val]: 100%|<text:span text:style-name="T13">█████████████████████████████████████████</text:span>| 87/87 [02:05&lt;00:00, <text:s/>1.44s/it]<text:s/></text:p>
      <text:p text:style-name="Normal"/>
      <text:p text:style-name="Normal">Epoch 6/25</text:p>
      <text:p text:style-name="Normal"><text:s text:c="2"/>Train Loss: 0.4163 | Train Acc: 0.7555</text:p>
      <text:p text:style-name="Normal"><text:s text:c="2"/>Val Loss: 0.4543 | Val Acc: 0.8127 | AUROC: 0.8940</text:p>
      <text:soft-page-break/>
      <text:p text:style-name="Normal"><text:s text:c="2"/>Learning Rate: 0.000259</text:p>
      <text:p text:style-name="Normal"><text:s text:c="2"/>✓ New best AUROC: 0.8940</text:p>
      <text:p text:style-name="Normal">================================================================================</text:p>
      <text:p text:style-name="Normal">Epoch 7/25 [Train]: 100%|<text:span text:style-name="T14">█████████████████████████</text:span>| 350/350 [10:58&lt;00:00, <text:s/>1.88s/it, loss=0.398]</text:p>
      <text:p text:style-name="Normal">Epoch 7/25 [Val]: 100%|<text:span text:style-name="T15">█████████████████████████████████████████</text:span>| 87/87 [02:01&lt;00:00, <text:s/>1.40s/it]<text:s/></text:p>
      <text:p text:style-name="Normal"/>
      <text:p text:style-name="Normal">Epoch 7/25</text:p>
      <text:p text:style-name="Normal"><text:s text:c="2"/>Train Loss: 0.3983 | Train Acc: 0.7547</text:p>
      <text:p text:style-name="Normal"><text:s text:c="2"/>Val Loss: 0.4794 | Val Acc: 0.8122 | AUROC: 0.8888</text:p>
      <text:p text:style-name="Normal"><text:s text:c="2"/>Learning Rate: 0.000246</text:p>
      <text:p text:style-name="Normal">================================================================================</text:p>
      <text:p text:style-name="Normal">Epoch 8/25 [Train]: 100%|<text:span text:style-name="T16">█████████████████████████</text:span>| 350/350 [10:56&lt;00:00, <text:s/>1.88s/it, loss=0.378]</text:p>
      <text:p text:style-name="Normal">Epoch 8/25 [Val]: 100%|<text:span text:style-name="T17">█████████████████████████████████████████</text:span>| 87/87 [02:02&lt;00:00, <text:s/>1.41s/it]<text:s/></text:p>
      <text:p text:style-name="Normal"/>
      <text:p text:style-name="Normal">Epoch 8/25</text:p>
      <text:p text:style-name="Normal"><text:s text:c="2"/>Train Loss: 0.3784 | Train Acc: 0.7603</text:p>
      <text:p text:style-name="Normal"><text:s text:c="2"/>Val Loss: 0.4481 | Val Acc: 0.8219 | AUROC: 0.8938</text:p>
      <text:p text:style-name="Normal"><text:s text:c="2"/>Learning Rate: 0.000231</text:p>
      <text:p text:style-name="Normal">================================================================================</text:p>
      <text:p text:style-name="Normal">Epoch 9/25 [Train]: 100%|<text:span text:style-name="T18">█████████████████████████</text:span>| 350/350 [10:54&lt;00:00, <text:s/>1.87s/it, loss=0.348]</text:p>
      <text:soft-page-break/>
      <text:p text:style-name="Normal">Epoch 9/25 [Val]: 100%|<text:span text:style-name="T19">█████████████████████████████████████████</text:span>| 87/87 [02:03&lt;00:00, <text:s/>1.41s/it]<text:s/></text:p>
      <text:p text:style-name="Normal"/>
      <text:p text:style-name="Normal">Epoch 9/25</text:p>
      <text:p text:style-name="Normal"><text:s text:c="2"/>Train Loss: 0.3480 | Train Acc: 0.7817</text:p>
      <text:p text:style-name="Normal"><text:s text:c="2"/>Val Loss: 0.4897 | Val Acc: 0.8161 | AUROC: 0.8925</text:p>
      <text:p text:style-name="Normal"><text:s text:c="2"/>Learning Rate: 0.000214</text:p>
      <text:p text:style-name="Normal">================================================================================</text:p>
      <text:p text:style-name="Normal">Epoch 10/25 [Train]: 100%|<text:span text:style-name="T20">████████████████████████</text:span>| 350/350 [11:00&lt;00:00, <text:s/>1.89s/it, loss=0.315]</text:p>
      <text:p text:style-name="Normal">Epoch 10/25 [Val]: 100%|<text:span text:style-name="T21">████████████████████████████████████████</text:span>| 87/87 [02:03&lt;00:00, <text:s/>1.41s/it]<text:s/></text:p>
      <text:p text:style-name="Normal"/>
      <text:p text:style-name="Normal">Epoch 10/25</text:p>
      <text:p text:style-name="Normal"><text:s text:c="2"/>Train Loss: 0.3146 | Train Acc: 0.7959</text:p>
      <text:p text:style-name="Normal"><text:s text:c="2"/>Val Loss: 0.5346 | Val Acc: 0.8060 | AUROC: 0.8877</text:p>
      <text:p text:style-name="Normal"><text:s text:c="2"/>Learning Rate: 0.000197</text:p>
      <text:p text:style-name="Normal">================================================================================</text:p>
      <text:p text:style-name="Normal">Epoch 11/25 [Train]: 100%|<text:span text:style-name="T22">████████████████████████</text:span>| 350/350 [11:02&lt;00:00, <text:s/>1.89s/it, loss=0.296]</text:p>
      <text:p text:style-name="Normal">Epoch 11/25 [Val]: 100%|<text:span text:style-name="T23">████████████████████████████████████████</text:span>| 87/87 [02:06&lt;00:00, <text:s/>1.46s/it]<text:s/></text:p>
      <text:p text:style-name="Normal"/>
      <text:p text:style-name="Normal">Epoch 11/25</text:p>
      <text:p text:style-name="Normal"><text:s text:c="2"/>Train Loss: 0.2963 | Train Acc: 0.8010</text:p>
      <text:p text:style-name="Normal"><text:s text:c="2"/>Val Loss: 0.5300 | Val Acc: 0.8093 | AUROC: 0.8876</text:p>
      <text:soft-page-break/>
      <text:p text:style-name="Normal"><text:s text:c="2"/>Learning Rate: 0.000179</text:p>
      <text:p text:style-name="Normal">================================================================================</text:p>
      <text:p text:style-name="Normal">Epoch 12/25 [Train]: 100%|<text:span text:style-name="T24">████████████████████████</text:span>| 350/350 [10:58&lt;00:00, <text:s/>1.88s/it, loss=0.269]</text:p>
      <text:p text:style-name="Normal">Epoch 12/25 [Val]: 100%|<text:span text:style-name="T25">████████████████████████████████████████</text:span>| 87/87 [02:02&lt;00:00, <text:s/>1.41s/it]<text:s/></text:p>
      <text:p text:style-name="Normal"/>
      <text:p text:style-name="Normal">Epoch 12/25</text:p>
      <text:p text:style-name="Normal"><text:s text:c="2"/>Train Loss: 0.2687 | Train Acc: 0.7970</text:p>
      <text:p text:style-name="Normal"><text:s text:c="2"/>Val Loss: 0.5157 | Val Acc: 0.8175 | AUROC: 0.8879</text:p>
      <text:p text:style-name="Normal"><text:s text:c="2"/>Learning Rate: 0.000160</text:p>
      <text:p text:style-name="Normal">================================================================================</text:p>
      <text:p text:style-name="Normal">Epoch 13/25 [Train]: 100%|<text:span text:style-name="T26">████████████████████████</text:span>| 350/350 [10:57&lt;00:00, <text:s/>1.88s/it, loss=0.243]</text:p>
      <text:p text:style-name="Normal">Epoch 13/25 [Val]: 100%|<text:span text:style-name="T27">████████████████████████████████████████</text:span>| 87/87 [02:02&lt;00:00, <text:s/>1.41s/it]<text:s/></text:p>
      <text:p text:style-name="Normal"/>
      <text:p text:style-name="Normal">Epoch 13/25</text:p>
      <text:p text:style-name="Normal"><text:s text:c="2"/>Train Loss: 0.2433 | Train Acc: 0.8233</text:p>
      <text:p text:style-name="Normal"><text:s text:c="2"/>Val Loss: 0.5607 | Val Acc: 0.8021 | AUROC: 0.8758</text:p>
      <text:p text:style-name="Normal"><text:s text:c="2"/>Learning Rate: 0.000141</text:p>
      <text:p text:style-name="Normal">================================================================================</text:p>
      <text:p text:style-name="Normal">Epoch 14/25 [Train]: 100%|<text:span text:style-name="T28">████████████████████████</text:span>| 350/350 [10:55&lt;00:00, <text:s/>1.87s/it, loss=0.204]</text:p>
      <text:p text:style-name="Normal">Epoch 14/25 [Val]: 100%|<text:span text:style-name="T29">████████████████████████████████████████</text:span>| 87/87 [02:02&lt;00:00, <text:s/>1.40s/it]<text:s/></text:p>
      <text:p text:style-name="Normal"/>
      <text:p text:style-name="Normal">Epoch 14/25</text:p>
      <text:p text:style-name="Normal"><text:s text:c="2"/>Train Loss: 0.2038 | Train Acc: 0.8350</text:p>
      <text:p text:style-name="Normal"><text:s text:c="2"/>Val Loss: 0.6105 | Val Acc: 0.8002 | AUROC: 0.8711</text:p>
      <text:p text:style-name="Normal"><text:s text:c="2"/>Learning Rate: 0.000122</text:p>
      <text:p text:style-name="Normal">================================================================================</text:p>
      <text:p text:style-name="Normal">Epoch 15/25 [Train]: 100%|<text:span text:style-name="T30">████████████████████████</text:span>| 350/350 [10:57&lt;00:00, <text:s/>1.88s/it, loss=0.195]</text:p>
      <text:p text:style-name="Normal">Epoch 15/25 [Val]: 100%|<text:span text:style-name="T31">████████████████████████████████████████</text:span>| 87/87 [02:02&lt;00:00, <text:s/>1.41s/it]<text:s/></text:p>
      <text:p text:style-name="Normal"/>
      <text:p text:style-name="Normal">Epoch 15/25</text:p>
      <text:p text:style-name="Normal"><text:s text:c="2"/>Train Loss: 0.1955 | Train Acc: 0.8385</text:p>
      <text:p text:style-name="Normal"><text:s text:c="2"/>Val Loss: 0.6037 | Val Acc: 0.8050 | AUROC: 0.8836</text:p>
      <text:p text:style-name="Normal"><text:s text:c="2"/>Learning Rate: 0.000104</text:p>
      <text:p text:style-name="Normal">================================================================================</text:p>
      <text:p text:style-name="Normal">Epoch 16/25 [Train]: 100%|<text:span text:style-name="T32">████████████████████████</text:span>| 350/350 [11:08&lt;00:00, <text:s/>1.91s/it, loss=0.168]</text:p>
      <text:p text:style-name="Normal">Epoch 16/25 [Val]: 100%|<text:span text:style-name="T33">████████████████████████████████████████</text:span>| 87/87 [02:06&lt;00:00, <text:s/>1.45s/it]<text:s/></text:p>
      <text:p text:style-name="Normal"/>
      <text:p text:style-name="Normal">Epoch 16/25</text:p>
      <text:p text:style-name="Normal"><text:s text:c="2"/>Train Loss: 0.1676 | Train Acc: 0.8317</text:p>
      <text:p text:style-name="Normal"><text:s text:c="2"/>Val Loss: 0.6380 | Val Acc: 0.8137 | AUROC: 0.8803</text:p>
      <text:p text:style-name="Normal"><text:s text:c="2"/>Learning Rate: 0.000087</text:p>
      <text:p text:style-name="Normal">================================================================================</text:p>
      <text:soft-page-break/>
      <text:p text:style-name="Normal">Epoch 17/25 [Train]: 100%|<text:span text:style-name="T34">████████████████████████</text:span>| 350/350 [11:00&lt;00:00, <text:s/>1.89s/it, loss=0.155]</text:p>
      <text:p text:style-name="Normal">Epoch 17/25 [Val]: 100%|<text:span text:style-name="T35">████████████████████████████████████████</text:span>| 87/87 [02:01&lt;00:00, <text:s/>1.40s/it]<text:s/></text:p>
      <text:p text:style-name="Normal"/>
      <text:p text:style-name="Normal">Epoch 17/25</text:p>
      <text:p text:style-name="Normal"><text:s text:c="2"/>Train Loss: 0.1548 | Train Acc: 0.8530</text:p>
      <text:p text:style-name="Normal"><text:s text:c="2"/>Val Loss: 0.6192 | Val Acc: 0.8209 | AUROC: 0.8880</text:p>
      <text:p text:style-name="Normal"><text:s text:c="2"/>Learning Rate: 0.000070</text:p>
      <text:p text:style-name="Normal">================================================================================</text:p>
      <text:p text:style-name="Normal">Epoch 18/25 [Train]: 100%|<text:span text:style-name="T36">████████████████████████</text:span>| 350/350 [10:55&lt;00:00, <text:s/>1.87s/it, loss=0.127]</text:p>
      <text:p text:style-name="Normal">Epoch 18/25 [Val]: 100%|<text:span text:style-name="T37">████████████████████████████████████████</text:span>| 87/87 [02:02&lt;00:00, <text:s/>1.41s/it]<text:s/></text:p>
      <text:p text:style-name="Normal"/>
      <text:p text:style-name="Normal">Epoch 18/25</text:p>
      <text:p text:style-name="Normal"><text:s text:c="2"/>Train Loss: 0.1270 | Train Acc: 0.8672</text:p>
      <text:p text:style-name="Normal"><text:s text:c="2"/>Val Loss: 0.7191 | Val Acc: 0.8089 | AUROC: 0.8758</text:p>
      <text:p text:style-name="Normal"><text:s text:c="2"/>Learning Rate: 0.000055</text:p>
      <text:p text:style-name="Normal">================================================================================</text:p>
      <text:p text:style-name="Normal">Epoch 19/25 [Train]: 100%|<text:span text:style-name="T38">█████████████████████████</text:span>| 350/350 [10:55&lt;00:00, <text:s/>1.87s/it, loss=0.14]</text:p>
      <text:p text:style-name="Normal">Epoch 19/25 [Val]: 100%|<text:span text:style-name="T39">████████████████████████████████████████</text:span>| 87/87 [02:03&lt;00:00, <text:s/>1.42s/it]<text:s/></text:p>
      <text:p text:style-name="Normal"/>
      <text:p text:style-name="Normal">Epoch 19/25</text:p>
      <text:soft-page-break/>
      <text:p text:style-name="Normal"><text:s text:c="2"/>Train Loss: 0.1401 | Train Acc: 0.8392</text:p>
      <text:p text:style-name="Normal"><text:s text:c="2"/>Val Loss: 0.6516 | Val Acc: 0.8190 | AUROC: 0.8777</text:p>
      <text:p text:style-name="Normal"><text:s text:c="2"/>Learning Rate: 0.000042</text:p>
      <text:p text:style-name="Normal">================================================================================</text:p>
      <text:p text:style-name="Normal">Epoch 20/25 [Train]: 100%|<text:span text:style-name="T40">████████████████████████</text:span>| 350/350 [10:59&lt;00:00, <text:s/>1.88s/it, loss=0.135]</text:p>
      <text:p text:style-name="Normal">Epoch 20/25 [Val]: 100%|<text:span text:style-name="T41">████████████████████████████████████████</text:span>| 87/87 [02:04&lt;00:00, <text:s/>1.43s/it]<text:s/></text:p>
      <text:p text:style-name="Normal"/>
      <text:p text:style-name="Normal">Epoch 20/25</text:p>
      <text:p text:style-name="Normal"><text:s text:c="2"/>Train Loss: 0.1351 | Train Acc: 0.8492</text:p>
      <text:p text:style-name="Normal"><text:s text:c="2"/>Val Loss: 0.6525 | Val Acc: 0.8243 | AUROC: 0.8859</text:p>
      <text:p text:style-name="Normal"><text:s text:c="2"/>Learning Rate: 0.000030</text:p>
      <text:p text:style-name="Normal">================================================================================</text:p>
      <text:p text:style-name="Normal">Epoch 21/25 [Train]: 100%|<text:span text:style-name="T42">████████████████████████</text:span>| 350/350 [10:59&lt;00:00, <text:s/>1.88s/it, loss=0.118]</text:p>
      <text:p text:style-name="Normal">Epoch 21/25 [Val]: 100%|<text:span text:style-name="T43">████████████████████████████████████████</text:span>| 87/87 [02:01&lt;00:00, <text:s/>1.40s/it]<text:s/></text:p>
      <text:p text:style-name="Normal"/>
      <text:p text:style-name="Normal">Epoch 21/25</text:p>
      <text:p text:style-name="Normal"><text:s text:c="2"/>Train Loss: 0.1181 | Train Acc: 0.8796</text:p>
      <text:p text:style-name="Normal"><text:s text:c="2"/>Val Loss: 0.6744 | Val Acc: 0.8170 | AUROC: 0.8864</text:p>
      <text:p text:style-name="Normal"><text:s text:c="2"/>Learning Rate: 0.000019</text:p>
      <text:p text:style-name="Normal">================================================================================</text:p>
      <text:p text:style-name="Normal">Epoch 22/25 [Train]: 100%|<text:span text:style-name="T44">████████████████████████</text:span>| 350/350 [10:51&lt;00:00, <text:s/>1.86s/it, loss=0.116]</text:p>
      <text:soft-page-break/>
      <text:p text:style-name="Normal">Epoch 22/25 [Val]: 100%|<text:span text:style-name="T45">████████████████████████████████████████</text:span>| 87/87 [02:01&lt;00:00, <text:s/>1.40s/it]<text:s/></text:p>
      <text:p text:style-name="Normal"/>
      <text:p text:style-name="Normal">Epoch 22/25</text:p>
      <text:p text:style-name="Normal"><text:s text:c="2"/>Train Loss: 0.1159 | Train Acc: 0.8642</text:p>
      <text:p text:style-name="Normal"><text:s text:c="2"/>Val Loss: 0.6951 | Val Acc: 0.8247 | AUROC: 0.8822</text:p>
      <text:p text:style-name="Normal"><text:s text:c="2"/>Learning Rate: 0.000011</text:p>
      <text:p text:style-name="Normal">================================================================================</text:p>
      <text:p text:style-name="Normal">Epoch 23/25 [Train]: 100%|<text:span text:style-name="T46">████████████████████████</text:span>| 350/350 [10:53&lt;00:00, <text:s/>1.87s/it, loss=0.114]</text:p>
      <text:p text:style-name="Normal">Epoch 23/25 [Val]: 100%|<text:span text:style-name="T47">████████████████████████████████████████</text:span>| 87/87 [02:03&lt;00:00, <text:s/>1.42s/it]<text:s/></text:p>
      <text:p text:style-name="Normal"/>
      <text:p text:style-name="Normal">Epoch 23/25</text:p>
      <text:p text:style-name="Normal"><text:s text:c="2"/>Train Loss: 0.1144 | Train Acc: 0.8756</text:p>
      <text:p text:style-name="Normal"><text:s text:c="2"/>Val Loss: 0.7657 | Val Acc: 0.8223 | AUROC: 0.8760</text:p>
      <text:p text:style-name="Normal"><text:s text:c="2"/>Learning Rate: 0.000006</text:p>
      <text:p text:style-name="Normal">================================================================================</text:p>
      <text:p text:style-name="Normal">Epoch 24/25 [Train]: 100%|<text:span text:style-name="T48">████████████████████████</text:span>| 350/350 [10:52&lt;00:00, <text:s/>1.86s/it, loss=0.101]</text:p>
      <text:p text:style-name="Normal">Epoch 24/25 [Val]: 100%|<text:span text:style-name="T49">████████████████████████████████████████</text:span>| 87/87 [02:01&lt;00:00, <text:s/>1.40s/it]<text:s/></text:p>
      <text:p text:style-name="Normal"/>
      <text:p text:style-name="Normal">Epoch 24/25</text:p>
      <text:p text:style-name="Normal"><text:s text:c="2"/>Train Loss: 0.1007 | Train Acc: 0.8769</text:p>
      <text:p text:style-name="Normal"><text:s text:c="2"/>Val Loss: 0.8172 | Val Acc: 0.8219 | AUROC: 0.8750</text:p>
      <text:soft-page-break/>
      <text:p text:style-name="Normal"><text:s text:c="2"/>Learning Rate: 0.000002</text:p>
      <text:p text:style-name="Normal">================================================================================</text:p>
      <text:p text:style-name="Normal">Epoch 25/25 [Train]: 100%|<text:span text:style-name="T50">████████████████████████</text:span>| 350/350 [11:03&lt;00:00, <text:s/>1.90s/it, loss=0.119]</text:p>
      <text:p text:style-name="Normal">Epoch 25/25 [Val]: 100%|<text:span text:style-name="T51">████████████████████████████████████████</text:span>| 87/87 [02:05&lt;00:00, <text:s/>1.44s/it]<text:s/></text:p>
      <text:p text:style-name="Normal"/>
      <text:p text:style-name="Normal">Epoch 25/25</text:p>
      <text:p text:style-name="Normal"><text:s text:c="2"/>Train Loss: 0.1192 | Train Acc: 0.8711</text:p>
      <text:p text:style-name="Normal"><text:s text:c="2"/>Val Loss: 0.7972 | Val Acc: 0.8204 | AUROC: 0.8793</text:p>
      <text:p text:style-name="Normal"><text:s text:c="2"/>Learning Rate: 0.000001</text:p>
      <text:p text:style-name="Normal">================================================================================</text:p>
      <text:p text:style-name="Normal"/>
      <text:p text:style-name="Normal">Final Evaluation with Best Model...</text:p>
      <text:p text:style-name="Normal">Epoch 6/25 [Val]: 100%|<text:span text:style-name="T52">█████████████████████████████████████████</text:span>| 87/87 [02:01&lt;00:00, <text:s/>1.39s/it]</text:p>
      <text:p text:style-name="Normal"/>
      <text:p text:style-name="Normal">Calculating 95% confidence intervals (bootstrap)...</text:p>
      <text:p text:style-name="Normal">Bootstrap: 100%|<text:span text:style-name="T53">███████████████████████████████████████████</text:span>| 1000/1000 [00:07&lt;00:00, 127.75it/s]<text:s/></text:p>
      <text:p text:style-name="Normal"/>
      <text:p text:style-name="Normal">================================================================================</text:p>
      <text:p text:style-name="Normal">FINAL RESULTS - tf_efficientnetv2_s</text:p>
      <text:p text:style-name="Normal">================================================================================</text:p>
      <text:p text:style-name="Normal"/>
      <text:p text:style-name="Normal">Metric <text:s text:c="10"/>| Value <text:s text:c="2"/>| 95% CI <text:s text:c="10"/>| Paper Target (DenseNet-201)</text:p>
      <text:p text:style-name="Normal">--------------------------------------------------------------------------------</text:p>
      <text:p text:style-name="Normal">AUROC <text:s text:c="11"/>| <text:s/>89.40% | (88.0%, 90.7%) | 87.14% (85.6%, 88.6%)</text:p>
      <text:p text:style-name="Normal">F1 Score <text:s text:c="8"/>| <text:s/>78.57% | (76.4%, 80.6%) | 79.03% (77.1%, 80.9%)</text:p>
      <text:p text:style-name="Normal">Sensitivity <text:s text:c="5"/>| <text:s/>70.80% | (68.0%, 73.8%) | 77.97% (75.4%, 80.5%)</text:p>
      <text:p text:style-name="Normal">Specificity <text:s text:c="5"/>| <text:s/>91.12% | (89.3%, 92.9%) | 81.46% (79.1%, 83.8%)</text:p>
      <text:p text:style-name="Normal">================================================================================</text:p>
      <text:p text:style-name="Normal"/>
      <text:p text:style-name="Normal">Confusion Matrix:</text:p>
      <text:p text:style-name="Normal"><text:s text:c="2"/>TN: <text:s/>975 <text:s/>FP: <text:s text:c="2"/>95</text:p>
      <text:p text:style-name="Normal"><text:s text:c="2"/>FN: <text:s/>294 <text:s/>TP: <text:s/>713</text:p>
      <text:p text:style-name="Normal">================================================================================</text:p>
      <text:p text:style-name="Normal"/>
      <text:p text:style-name="Normal">All results saved to: C:\Users\prosenjit19\Desktop\Spine\vindr-spinexr\outputs\tf_efficientnetv2_s_optimized</text:p>
      <text:p text:style-name="Normal">Training complete!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rosenjit Mondol</meta:initial-creator>
    <dc:creator>Prosenjit Mondol</dc:creator>
    <meta:creation-date>2025-12-09T02:55:00Z</meta:creation-date>
    <dc:date>2025-12-09T02:55:00Z</dc:date>
    <meta:template xlink:href="Normal" xlink:type="simple"/>
    <meta:editing-cycles>1</meta:editing-cycles>
    <meta:editing-duration>PT0S</meta:editing-duration>
    <meta:document-statistic meta:page-count="13" meta:paragraph-count="25" meta:word-count="1914" meta:character-count="12805" meta:row-count="90" meta:non-whitespace-character-count="10916"/>
  </office:meta>
</office:document-meta>
</file>